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4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HE-SH0031 0.5Nozzle Hexagon Hotend BOM</text:p>
          </table:table-cell>
          <table:table-cell table:style-name="Default"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 calcext:value-type="string">
            <text:p>This is what we expect to receive when we order Part No. HE-SH0031 from reprap discount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office:value-type="string" calcext:value-type="string">
            <text:p>1x AO-Hex heatsink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AO-Hex heater block with holes for retention plate and Hexagon logo laser etched on fro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0.5mm nozzle for 3mm filamen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emitec GT2 thermistor (100kOhm type) Thermistor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er cartridge 24V 30W Heater cartridge needs 23cm leads with no connectors on e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thermistor retention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standard hexagon mount plat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M3 x6 setscrew (heater cartridge set screw)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x heat sink setscrew (M2x6 SCHS)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3:45:29.729498260</meta:creation-date>
    <dc:date>2015-05-01T13:50:01.062733389</dc:date>
    <meta:editing-duration>PT4M31S</meta:editing-duration>
    <meta:editing-cycles>1</meta:editing-cycles>
    <meta:document-statistic meta:table-count="1" meta:cell-count="11" meta:object-count="0"/>
    <meta:generator>LibreOffice/4.3.3.2$Linux_X86_64 LibreOffice_project/430m0$Build-2</meta:generator>
  </office:meta>
</office:document-meta>
</file>